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9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1.988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0">
      <style:table-cell-properties fo:border="0.74pt solid #000000"/>
    </style:style>
    <style:style style:name="ce4" style:family="table-cell" style:parent-style-name="Default" style:data-style-name="N2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20104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látano&quot;;&quot;Manzana&quot;;&quot;Naranja&quot;;&quot;Pera&quot;;&quot;Ciruela&quot;;&quot;Cereza&quot;;&quot;Limón&quot;;&quot;Uva&quot;;&quot;Kiwi&quot;;&quot;Melocotón&quot;)" table:allow-empty-cell="true" table:display-list="unsorted" table:base-cell-address="Factura.A2">
          <table:error-message table:message-type="stop" table:display="true"/>
        </table:content-validation>
      </table:content-validations>
      <table:table table:name="Produc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ce2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Default"/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Precio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3" office:value-type="percentage" office:value="0.05" calcext:value-type="percentage">
            <text:p>5%</text:p>
          </table:table-cell>
          <table:table-cell table:style-name="ce3" office:value-type="percentage" office:value="0.06" calcext:value-type="percentage">
            <text:p>6%</text:p>
          </table:table-cell>
          <table:table-cell table:style-name="ce3" office:value-type="percentage" office:value="0.07" calcext:value-type="percentage">
            <text:p>7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15" calcext:value-type="percentage">
            <text:p>15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21" calcext:value-type="percentage">
            <text:p>21%</text:p>
          </table:table-cell>
        </table:table-row>
        <table:table-row table:style-name="ro1">
          <table:table-cell office:value-type="string" calcext:value-type="string">
            <text:p>Plátano</text:p>
          </table:table-cell>
          <table:table-cell office:value-type="float" office:value="2.4" calcext:value-type="float">
            <text:p>2,4</text:p>
          </table:table-cell>
          <table:table-cell table:formula="of:=[.$C$16]*[.$B4]-(([.$C$16]*[.$B4])*[.C$3])" office:value-type="float" office:value="11.64" calcext:value-type="float">
            <text:p>11,64</text:p>
          </table:table-cell>
          <table:table-cell table:formula="of:=[.$C$16]*[.$B4]-(([.$C$16]*[.$B4])*[.D$3])" office:value-type="float" office:value="11.4" calcext:value-type="float">
            <text:p>11,40</text:p>
          </table:table-cell>
          <table:table-cell table:formula="of:=[.$C$16]*[.$B4]-(([.$C$16]*[.$B4])*[.E$3])" office:value-type="float" office:value="11.28" calcext:value-type="float">
            <text:p>11,28</text:p>
          </table:table-cell>
          <table:table-cell table:formula="of:=[.$C$16]*[.$B4]-(([.$C$16]*[.$B4])*[.F$3])" office:value-type="float" office:value="11.16" calcext:value-type="float">
            <text:p>11,16</text:p>
          </table:table-cell>
          <table:table-cell table:formula="of:=[.$C$16]*[.$B4]-(([.$C$16]*[.$B4])*[.G$3])" office:value-type="float" office:value="10.92" calcext:value-type="float">
            <text:p>10,92</text:p>
          </table:table-cell>
          <table:table-cell table:formula="of:=[.$C$16]*[.$B4]-(([.$C$16]*[.$B4])*[.H$3])" office:value-type="float" office:value="10.8" calcext:value-type="float">
            <text:p>10,80</text:p>
          </table:table-cell>
          <table:table-cell table:formula="of:=[.$C$16]*[.$B4]-(([.$C$16]*[.$B4])*[.I$3])" office:value-type="float" office:value="10.56" calcext:value-type="float">
            <text:p>10,56</text:p>
          </table:table-cell>
          <table:table-cell table:formula="of:=[.$C$16]*[.$B4]-(([.$C$16]*[.$B4])*[.J$3])" office:value-type="float" office:value="10.2" calcext:value-type="float">
            <text:p>10,20</text:p>
          </table:table-cell>
          <table:table-cell table:formula="of:=[.$C$16]*[.$B4]-(([.$C$16]*[.$B4])*[.K$3])" office:value-type="float" office:value="9.6" calcext:value-type="float">
            <text:p>9,60</text:p>
          </table:table-cell>
          <table:table-cell table:formula="of:=[.$C$16]*[.$B4]-(([.$C$16]*[.$B4])*[.L$3])" office:value-type="float" office:value="9.48" calcext:value-type="float">
            <text:p>9,48</text:p>
          </table:table-cell>
        </table:table-row>
        <table:table-row table:style-name="ro1">
          <table:table-cell office:value-type="string" calcext:value-type="string">
            <text:p>Manzana</text:p>
          </table:table-cell>
          <table:table-cell office:value-type="float" office:value="0.95" calcext:value-type="float">
            <text:p>0,95</text:p>
          </table:table-cell>
          <table:table-cell table:formula="of:=[.$C$16]*[.$B5]-(([.$C$16]*[.$B5])*[.C$3])" office:value-type="float" office:value="4.6075" calcext:value-type="float">
            <text:p>4,61</text:p>
          </table:table-cell>
          <table:table-cell table:formula="of:=[.$C$16]*[.$B5]-(([.$C$16]*[.$B5])*[.D$3])" office:value-type="float" office:value="4.5125" calcext:value-type="float">
            <text:p>4,51</text:p>
          </table:table-cell>
          <table:table-cell table:formula="of:=[.$C$16]*[.$B5]-(([.$C$16]*[.$B5])*[.E$3])" office:value-type="float" office:value="4.465" calcext:value-type="float">
            <text:p>4,47</text:p>
          </table:table-cell>
          <table:table-cell table:formula="of:=[.$C$16]*[.$B5]-(([.$C$16]*[.$B5])*[.F$3])" office:value-type="float" office:value="4.4175" calcext:value-type="float">
            <text:p>4,42</text:p>
          </table:table-cell>
          <table:table-cell table:formula="of:=[.$C$16]*[.$B5]-(([.$C$16]*[.$B5])*[.G$3])" office:value-type="float" office:value="4.3225" calcext:value-type="float">
            <text:p>4,32</text:p>
          </table:table-cell>
          <table:table-cell table:formula="of:=[.$C$16]*[.$B5]-(([.$C$16]*[.$B5])*[.H$3])" office:value-type="float" office:value="4.275" calcext:value-type="float">
            <text:p>4,28</text:p>
          </table:table-cell>
          <table:table-cell table:formula="of:=[.$C$16]*[.$B5]-(([.$C$16]*[.$B5])*[.I$3])" office:value-type="float" office:value="4.18" calcext:value-type="float">
            <text:p>4,18</text:p>
          </table:table-cell>
          <table:table-cell table:formula="of:=[.$C$16]*[.$B5]-(([.$C$16]*[.$B5])*[.J$3])" office:value-type="float" office:value="4.0375" calcext:value-type="float">
            <text:p>4,04</text:p>
          </table:table-cell>
          <table:table-cell table:formula="of:=[.$C$16]*[.$B5]-(([.$C$16]*[.$B5])*[.K$3])" office:value-type="float" office:value="3.8" calcext:value-type="float">
            <text:p>3,80</text:p>
          </table:table-cell>
          <table:table-cell table:formula="of:=[.$C$16]*[.$B5]-(([.$C$16]*[.$B5])*[.L$3])" office:value-type="float" office:value="3.7525" calcext:value-type="float">
            <text:p>3,75</text:p>
          </table:table-cell>
        </table:table-row>
        <table:table-row table:style-name="ro1">
          <table:table-cell office:value-type="string" calcext:value-type="string">
            <text:p>Naranja</text:p>
          </table:table-cell>
          <table:table-cell office:value-type="float" office:value="0.9" calcext:value-type="float">
            <text:p>0,9</text:p>
          </table:table-cell>
          <table:table-cell table:formula="of:=[.$C$16]*[.$B6]-(([.$C$16]*[.$B6])*[.C$3])" office:value-type="float" office:value="4.365" calcext:value-type="float">
            <text:p>4,37</text:p>
          </table:table-cell>
          <table:table-cell table:formula="of:=[.$C$16]*[.$B6]-(([.$C$16]*[.$B6])*[.D$3])" office:value-type="float" office:value="4.275" calcext:value-type="float">
            <text:p>4,28</text:p>
          </table:table-cell>
          <table:table-cell table:formula="of:=[.$C$16]*[.$B6]-(([.$C$16]*[.$B6])*[.E$3])" office:value-type="float" office:value="4.23" calcext:value-type="float">
            <text:p>4,23</text:p>
          </table:table-cell>
          <table:table-cell table:formula="of:=[.$C$16]*[.$B6]-(([.$C$16]*[.$B6])*[.F$3])" office:value-type="float" office:value="4.185" calcext:value-type="float">
            <text:p>4,19</text:p>
          </table:table-cell>
          <table:table-cell table:formula="of:=[.$C$16]*[.$B6]-(([.$C$16]*[.$B6])*[.G$3])" office:value-type="float" office:value="4.095" calcext:value-type="float">
            <text:p>4,10</text:p>
          </table:table-cell>
          <table:table-cell table:formula="of:=[.$C$16]*[.$B6]-(([.$C$16]*[.$B6])*[.H$3])" office:value-type="float" office:value="4.05" calcext:value-type="float">
            <text:p>4,05</text:p>
          </table:table-cell>
          <table:table-cell table:formula="of:=[.$C$16]*[.$B6]-(([.$C$16]*[.$B6])*[.I$3])" office:value-type="float" office:value="3.96" calcext:value-type="float">
            <text:p>3,96</text:p>
          </table:table-cell>
          <table:table-cell table:formula="of:=[.$C$16]*[.$B6]-(([.$C$16]*[.$B6])*[.J$3])" office:value-type="float" office:value="3.825" calcext:value-type="float">
            <text:p>3,83</text:p>
          </table:table-cell>
          <table:table-cell table:formula="of:=[.$C$16]*[.$B6]-(([.$C$16]*[.$B6])*[.K$3])" office:value-type="float" office:value="3.6" calcext:value-type="float">
            <text:p>3,60</text:p>
          </table:table-cell>
          <table:table-cell table:formula="of:=[.$C$16]*[.$B6]-(([.$C$16]*[.$B6])*[.L$3])" office:value-type="float" office:value="3.555" calcext:value-type="float">
            <text:p>3,56</text:p>
          </table:table-cell>
        </table:table-row>
        <table:table-row table:style-name="ro1">
          <table:table-cell office:value-type="string" calcext:value-type="string">
            <text:p>Pera</text:p>
          </table:table-cell>
          <table:table-cell office:value-type="float" office:value="1.2" calcext:value-type="float">
            <text:p>1,2</text:p>
          </table:table-cell>
          <table:table-cell table:formula="of:=[.$C$16]*[.$B7]-(([.$C$16]*[.$B7])*[.C$3])" office:value-type="float" office:value="5.82" calcext:value-type="float">
            <text:p>5,82</text:p>
          </table:table-cell>
          <table:table-cell table:formula="of:=[.$C$16]*[.$B7]-(([.$C$16]*[.$B7])*[.D$3])" office:value-type="float" office:value="5.7" calcext:value-type="float">
            <text:p>5,70</text:p>
          </table:table-cell>
          <table:table-cell table:formula="of:=[.$C$16]*[.$B7]-(([.$C$16]*[.$B7])*[.E$3])" office:value-type="float" office:value="5.64" calcext:value-type="float">
            <text:p>5,64</text:p>
          </table:table-cell>
          <table:table-cell table:formula="of:=[.$C$16]*[.$B7]-(([.$C$16]*[.$B7])*[.F$3])" office:value-type="float" office:value="5.58" calcext:value-type="float">
            <text:p>5,58</text:p>
          </table:table-cell>
          <table:table-cell table:formula="of:=[.$C$16]*[.$B7]-(([.$C$16]*[.$B7])*[.G$3])" office:value-type="float" office:value="5.46" calcext:value-type="float">
            <text:p>5,46</text:p>
          </table:table-cell>
          <table:table-cell table:formula="of:=[.$C$16]*[.$B7]-(([.$C$16]*[.$B7])*[.H$3])" office:value-type="float" office:value="5.4" calcext:value-type="float">
            <text:p>5,40</text:p>
          </table:table-cell>
          <table:table-cell table:formula="of:=[.$C$16]*[.$B7]-(([.$C$16]*[.$B7])*[.I$3])" office:value-type="float" office:value="5.28" calcext:value-type="float">
            <text:p>5,28</text:p>
          </table:table-cell>
          <table:table-cell table:formula="of:=[.$C$16]*[.$B7]-(([.$C$16]*[.$B7])*[.J$3])" office:value-type="float" office:value="5.1" calcext:value-type="float">
            <text:p>5,10</text:p>
          </table:table-cell>
          <table:table-cell table:formula="of:=[.$C$16]*[.$B7]-(([.$C$16]*[.$B7])*[.K$3])" office:value-type="float" office:value="4.8" calcext:value-type="float">
            <text:p>4,80</text:p>
          </table:table-cell>
          <table:table-cell table:formula="of:=[.$C$16]*[.$B7]-(([.$C$16]*[.$B7])*[.L$3])" office:value-type="float" office:value="4.74" calcext:value-type="float">
            <text:p>4,74</text:p>
          </table:table-cell>
        </table:table-row>
        <table:table-row table:style-name="ro1">
          <table:table-cell office:value-type="string" calcext:value-type="string">
            <text:p>Ciruela</text:p>
          </table:table-cell>
          <table:table-cell office:value-type="float" office:value="2.7" calcext:value-type="float">
            <text:p>2,7</text:p>
          </table:table-cell>
          <table:table-cell table:formula="of:=[.$C$16]*[.$B8]-(([.$C$16]*[.$B8])*[.C$3])" office:value-type="float" office:value="13.095" calcext:value-type="float">
            <text:p>13,10</text:p>
          </table:table-cell>
          <table:table-cell table:formula="of:=[.$C$16]*[.$B8]-(([.$C$16]*[.$B8])*[.D$3])" office:value-type="float" office:value="12.825" calcext:value-type="float">
            <text:p>12,83</text:p>
          </table:table-cell>
          <table:table-cell table:formula="of:=[.$C$16]*[.$B8]-(([.$C$16]*[.$B8])*[.E$3])" office:value-type="float" office:value="12.69" calcext:value-type="float">
            <text:p>12,69</text:p>
          </table:table-cell>
          <table:table-cell table:formula="of:=[.$C$16]*[.$B8]-(([.$C$16]*[.$B8])*[.F$3])" office:value-type="float" office:value="12.555" calcext:value-type="float">
            <text:p>12,56</text:p>
          </table:table-cell>
          <table:table-cell table:formula="of:=[.$C$16]*[.$B8]-(([.$C$16]*[.$B8])*[.G$3])" office:value-type="float" office:value="12.285" calcext:value-type="float">
            <text:p>12,29</text:p>
          </table:table-cell>
          <table:table-cell table:formula="of:=[.$C$16]*[.$B8]-(([.$C$16]*[.$B8])*[.H$3])" office:value-type="float" office:value="12.15" calcext:value-type="float">
            <text:p>12,15</text:p>
          </table:table-cell>
          <table:table-cell table:formula="of:=[.$C$16]*[.$B8]-(([.$C$16]*[.$B8])*[.I$3])" office:value-type="float" office:value="11.88" calcext:value-type="float">
            <text:p>11,88</text:p>
          </table:table-cell>
          <table:table-cell table:formula="of:=[.$C$16]*[.$B8]-(([.$C$16]*[.$B8])*[.J$3])" office:value-type="float" office:value="11.475" calcext:value-type="float">
            <text:p>11,48</text:p>
          </table:table-cell>
          <table:table-cell table:formula="of:=[.$C$16]*[.$B8]-(([.$C$16]*[.$B8])*[.K$3])" office:value-type="float" office:value="10.8" calcext:value-type="float">
            <text:p>10,80</text:p>
          </table:table-cell>
          <table:table-cell table:formula="of:=[.$C$16]*[.$B8]-(([.$C$16]*[.$B8])*[.L$3])" office:value-type="float" office:value="10.665" calcext:value-type="float">
            <text:p>10,67</text:p>
          </table:table-cell>
        </table:table-row>
        <table:table-row table:style-name="ro1">
          <table:table-cell office:value-type="string" calcext:value-type="string">
            <text:p>Cereza</text:p>
          </table:table-cell>
          <table:table-cell office:value-type="float" office:value="3.4" calcext:value-type="float">
            <text:p>3,4</text:p>
          </table:table-cell>
          <table:table-cell table:formula="of:=[.$C$16]*[.$B9]-(([.$C$16]*[.$B9])*[.C$3])" office:value-type="float" office:value="16.49" calcext:value-type="float">
            <text:p>16,49</text:p>
          </table:table-cell>
          <table:table-cell table:formula="of:=[.$C$16]*[.$B9]-(([.$C$16]*[.$B9])*[.D$3])" office:value-type="float" office:value="16.15" calcext:value-type="float">
            <text:p>16,15</text:p>
          </table:table-cell>
          <table:table-cell table:formula="of:=[.$C$16]*[.$B9]-(([.$C$16]*[.$B9])*[.E$3])" office:value-type="float" office:value="15.98" calcext:value-type="float">
            <text:p>15,98</text:p>
          </table:table-cell>
          <table:table-cell table:formula="of:=[.$C$16]*[.$B9]-(([.$C$16]*[.$B9])*[.F$3])" office:value-type="float" office:value="15.81" calcext:value-type="float">
            <text:p>15,81</text:p>
          </table:table-cell>
          <table:table-cell table:formula="of:=[.$C$16]*[.$B9]-(([.$C$16]*[.$B9])*[.G$3])" office:value-type="float" office:value="15.47" calcext:value-type="float">
            <text:p>15,47</text:p>
          </table:table-cell>
          <table:table-cell table:formula="of:=[.$C$16]*[.$B9]-(([.$C$16]*[.$B9])*[.H$3])" office:value-type="float" office:value="15.3" calcext:value-type="float">
            <text:p>15,30</text:p>
          </table:table-cell>
          <table:table-cell table:formula="of:=[.$C$16]*[.$B9]-(([.$C$16]*[.$B9])*[.I$3])" office:value-type="float" office:value="14.96" calcext:value-type="float">
            <text:p>14,96</text:p>
          </table:table-cell>
          <table:table-cell table:formula="of:=[.$C$16]*[.$B9]-(([.$C$16]*[.$B9])*[.J$3])" office:value-type="float" office:value="14.45" calcext:value-type="float">
            <text:p>14,45</text:p>
          </table:table-cell>
          <table:table-cell table:formula="of:=[.$C$16]*[.$B9]-(([.$C$16]*[.$B9])*[.K$3])" office:value-type="float" office:value="13.6" calcext:value-type="float">
            <text:p>13,60</text:p>
          </table:table-cell>
          <table:table-cell table:formula="of:=[.$C$16]*[.$B9]-(([.$C$16]*[.$B9])*[.L$3])" office:value-type="float" office:value="13.43" calcext:value-type="float">
            <text:p>13,43</text:p>
          </table:table-cell>
        </table:table-row>
        <table:table-row table:style-name="ro1">
          <table:table-cell office:value-type="string" calcext:value-type="string">
            <text:p>Limón</text:p>
          </table:table-cell>
          <table:table-cell office:value-type="float" office:value="0.7" calcext:value-type="float">
            <text:p>0,7</text:p>
          </table:table-cell>
          <table:table-cell table:formula="of:=[.$C$16]*[.$B10]-(([.$C$16]*[.$B10])*[.C$3])" office:value-type="float" office:value="3.395" calcext:value-type="float">
            <text:p>3,40</text:p>
          </table:table-cell>
          <table:table-cell table:formula="of:=[.$C$16]*[.$B10]-(([.$C$16]*[.$B10])*[.D$3])" office:value-type="float" office:value="3.325" calcext:value-type="float">
            <text:p>3,33</text:p>
          </table:table-cell>
          <table:table-cell table:formula="of:=[.$C$16]*[.$B10]-(([.$C$16]*[.$B10])*[.E$3])" office:value-type="float" office:value="3.29" calcext:value-type="float">
            <text:p>3,29</text:p>
          </table:table-cell>
          <table:table-cell table:formula="of:=[.$C$16]*[.$B10]-(([.$C$16]*[.$B10])*[.F$3])" office:value-type="float" office:value="3.255" calcext:value-type="float">
            <text:p>3,26</text:p>
          </table:table-cell>
          <table:table-cell table:formula="of:=[.$C$16]*[.$B10]-(([.$C$16]*[.$B10])*[.G$3])" office:value-type="float" office:value="3.185" calcext:value-type="float">
            <text:p>3,19</text:p>
          </table:table-cell>
          <table:table-cell table:formula="of:=[.$C$16]*[.$B10]-(([.$C$16]*[.$B10])*[.H$3])" office:value-type="float" office:value="3.15" calcext:value-type="float">
            <text:p>3,15</text:p>
          </table:table-cell>
          <table:table-cell table:formula="of:=[.$C$16]*[.$B10]-(([.$C$16]*[.$B10])*[.I$3])" office:value-type="float" office:value="3.08" calcext:value-type="float">
            <text:p>3,08</text:p>
          </table:table-cell>
          <table:table-cell table:formula="of:=[.$C$16]*[.$B10]-(([.$C$16]*[.$B10])*[.J$3])" office:value-type="float" office:value="2.975" calcext:value-type="float">
            <text:p>2,98</text:p>
          </table:table-cell>
          <table:table-cell table:formula="of:=[.$C$16]*[.$B10]-(([.$C$16]*[.$B10])*[.K$3])" office:value-type="float" office:value="2.8" calcext:value-type="float">
            <text:p>2,80</text:p>
          </table:table-cell>
          <table:table-cell table:formula="of:=[.$C$16]*[.$B10]-(([.$C$16]*[.$B10])*[.L$3])" office:value-type="float" office:value="2.765" calcext:value-type="float">
            <text:p>2,77</text:p>
          </table:table-cell>
        </table:table-row>
        <table:table-row table:style-name="ro1">
          <table:table-cell office:value-type="string" calcext:value-type="string">
            <text:p>Uva</text:p>
          </table:table-cell>
          <table:table-cell office:value-type="float" office:value="3.1" calcext:value-type="float">
            <text:p>3,1</text:p>
          </table:table-cell>
          <table:table-cell table:formula="of:=[.$C$16]*[.$B11]-(([.$C$16]*[.$B11])*[.C$3])" office:value-type="float" office:value="15.035" calcext:value-type="float">
            <text:p>15,04</text:p>
          </table:table-cell>
          <table:table-cell table:formula="of:=[.$C$16]*[.$B11]-(([.$C$16]*[.$B11])*[.D$3])" office:value-type="float" office:value="14.725" calcext:value-type="float">
            <text:p>14,73</text:p>
          </table:table-cell>
          <table:table-cell table:formula="of:=[.$C$16]*[.$B11]-(([.$C$16]*[.$B11])*[.E$3])" office:value-type="float" office:value="14.57" calcext:value-type="float">
            <text:p>14,57</text:p>
          </table:table-cell>
          <table:table-cell table:formula="of:=[.$C$16]*[.$B11]-(([.$C$16]*[.$B11])*[.F$3])" office:value-type="float" office:value="14.415" calcext:value-type="float">
            <text:p>14,42</text:p>
          </table:table-cell>
          <table:table-cell table:formula="of:=[.$C$16]*[.$B11]-(([.$C$16]*[.$B11])*[.G$3])" office:value-type="float" office:value="14.105" calcext:value-type="float">
            <text:p>14,11</text:p>
          </table:table-cell>
          <table:table-cell table:formula="of:=[.$C$16]*[.$B11]-(([.$C$16]*[.$B11])*[.H$3])" office:value-type="float" office:value="13.95" calcext:value-type="float">
            <text:p>13,95</text:p>
          </table:table-cell>
          <table:table-cell table:formula="of:=[.$C$16]*[.$B11]-(([.$C$16]*[.$B11])*[.I$3])" office:value-type="float" office:value="13.64" calcext:value-type="float">
            <text:p>13,64</text:p>
          </table:table-cell>
          <table:table-cell table:formula="of:=[.$C$16]*[.$B11]-(([.$C$16]*[.$B11])*[.J$3])" office:value-type="float" office:value="13.175" calcext:value-type="float">
            <text:p>13,18</text:p>
          </table:table-cell>
          <table:table-cell table:formula="of:=[.$C$16]*[.$B11]-(([.$C$16]*[.$B11])*[.K$3])" office:value-type="float" office:value="12.4" calcext:value-type="float">
            <text:p>12,40</text:p>
          </table:table-cell>
          <table:table-cell table:formula="of:=[.$C$16]*[.$B11]-(([.$C$16]*[.$B11])*[.L$3])" office:value-type="float" office:value="12.245" calcext:value-type="float">
            <text:p>12,25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2.5" calcext:value-type="float">
            <text:p>2,5</text:p>
          </table:table-cell>
          <table:table-cell table:formula="of:=[.$C$16]*[.$B12]-(([.$C$16]*[.$B12])*[.C$3])" office:value-type="float" office:value="12.125" calcext:value-type="float">
            <text:p>12,13</text:p>
          </table:table-cell>
          <table:table-cell table:formula="of:=[.$C$16]*[.$B12]-(([.$C$16]*[.$B12])*[.D$3])" office:value-type="float" office:value="11.875" calcext:value-type="float">
            <text:p>11,88</text:p>
          </table:table-cell>
          <table:table-cell table:formula="of:=[.$C$16]*[.$B12]-(([.$C$16]*[.$B12])*[.E$3])" office:value-type="float" office:value="11.75" calcext:value-type="float">
            <text:p>11,75</text:p>
          </table:table-cell>
          <table:table-cell table:formula="of:=[.$C$16]*[.$B12]-(([.$C$16]*[.$B12])*[.F$3])" office:value-type="float" office:value="11.625" calcext:value-type="float">
            <text:p>11,63</text:p>
          </table:table-cell>
          <table:table-cell table:formula="of:=[.$C$16]*[.$B12]-(([.$C$16]*[.$B12])*[.G$3])" office:value-type="float" office:value="11.375" calcext:value-type="float">
            <text:p>11,38</text:p>
          </table:table-cell>
          <table:table-cell table:formula="of:=[.$C$16]*[.$B12]-(([.$C$16]*[.$B12])*[.H$3])" office:value-type="float" office:value="11.25" calcext:value-type="float">
            <text:p>11,25</text:p>
          </table:table-cell>
          <table:table-cell table:formula="of:=[.$C$16]*[.$B12]-(([.$C$16]*[.$B12])*[.I$3])" office:value-type="float" office:value="11" calcext:value-type="float">
            <text:p>11,00</text:p>
          </table:table-cell>
          <table:table-cell table:formula="of:=[.$C$16]*[.$B12]-(([.$C$16]*[.$B12])*[.J$3])" office:value-type="float" office:value="10.625" calcext:value-type="float">
            <text:p>10,63</text:p>
          </table:table-cell>
          <table:table-cell table:formula="of:=[.$C$16]*[.$B12]-(([.$C$16]*[.$B12])*[.K$3])" office:value-type="float" office:value="10" calcext:value-type="float">
            <text:p>10,00</text:p>
          </table:table-cell>
          <table:table-cell table:formula="of:=[.$C$16]*[.$B12]-(([.$C$16]*[.$B12])*[.L$3])" office:value-type="float" office:value="9.875" calcext:value-type="float">
            <text:p>9,88</text:p>
          </table:table-cell>
        </table:table-row>
        <table:table-row table:style-name="ro1">
          <table:table-cell office:value-type="string" calcext:value-type="string">
            <text:p>Melocotón</text:p>
          </table:table-cell>
          <table:table-cell office:value-type="float" office:value="2.1" calcext:value-type="float">
            <text:p>2,1</text:p>
          </table:table-cell>
          <table:table-cell table:formula="of:=[.$C$16]*[.$B13]-(([.$C$16]*[.$B13])*[.C$3])" office:value-type="float" office:value="10.185" calcext:value-type="float">
            <text:p>10,19</text:p>
          </table:table-cell>
          <table:table-cell table:formula="of:=[.$C$16]*[.$B13]-(([.$C$16]*[.$B13])*[.D$3])" office:value-type="float" office:value="9.975" calcext:value-type="float">
            <text:p>9,98</text:p>
          </table:table-cell>
          <table:table-cell table:formula="of:=[.$C$16]*[.$B13]-(([.$C$16]*[.$B13])*[.E$3])" office:value-type="float" office:value="9.87" calcext:value-type="float">
            <text:p>9,87</text:p>
          </table:table-cell>
          <table:table-cell table:formula="of:=[.$C$16]*[.$B13]-(([.$C$16]*[.$B13])*[.F$3])" office:value-type="float" office:value="9.765" calcext:value-type="float">
            <text:p>9,77</text:p>
          </table:table-cell>
          <table:table-cell table:formula="of:=[.$C$16]*[.$B13]-(([.$C$16]*[.$B13])*[.G$3])" office:value-type="float" office:value="9.555" calcext:value-type="float">
            <text:p>9,56</text:p>
          </table:table-cell>
          <table:table-cell table:formula="of:=[.$C$16]*[.$B13]-(([.$C$16]*[.$B13])*[.H$3])" office:value-type="float" office:value="9.45" calcext:value-type="float">
            <text:p>9,45</text:p>
          </table:table-cell>
          <table:table-cell table:formula="of:=[.$C$16]*[.$B13]-(([.$C$16]*[.$B13])*[.I$3])" office:value-type="float" office:value="9.24" calcext:value-type="float">
            <text:p>9,24</text:p>
          </table:table-cell>
          <table:table-cell table:formula="of:=[.$C$16]*[.$B13]-(([.$C$16]*[.$B13])*[.J$3])" office:value-type="float" office:value="8.925" calcext:value-type="float">
            <text:p>8,93</text:p>
          </table:table-cell>
          <table:table-cell table:formula="of:=[.$C$16]*[.$B13]-(([.$C$16]*[.$B13])*[.K$3])" office:value-type="float" office:value="8.4" calcext:value-type="float">
            <text:p>8,40</text:p>
          </table:table-cell>
          <table:table-cell table:formula="of:=[.$C$16]*[.$B13]-(([.$C$16]*[.$B13])*[.L$3])" office:value-type="float" office:value="8.295" calcext:value-type="float">
            <text:p>8,30</text:p>
          </table:table-cell>
        </table:table-row>
        <table:table-row table:style-name="ro1" table:number-rows-repeated="2">
          <table:table-cell table:style-name="Default" table:number-columns-repeated="12"/>
        </table:table-row>
        <table:table-row table:style-name="ro1">
          <table:table-cell table:style-name="ce2" office:value-type="string" calcext:value-type="string" table:number-columns-spanned="2" table:number-rows-spanned="1">
            <text:p>Kg de producte:</text:p>
          </table:table-cell>
          <table:covered-table-cell/>
          <table:table-cell table:style-name="ce1" office:value-type="float" office:value="5" calcext:value-type="float">
            <text:p>5</text:p>
          </table:table-cell>
          <table:table-cell table:style-name="Default" table:number-columns-repeated="9"/>
        </table:table-row>
      </table:table>
      <table:table table:name="Factura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e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Quantitat kg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content-validation-name="val1"/>
          <table:table-cell table:style-name="ce5" table:formula="of:=IFERROR(VLOOKUP([.A2];[$Productes.$A$4:.$B$13];2;1);&quot; &quot;)" office:value-type="string" office:string-value=" " calcext:value-type="string">
            <text:p><text:s/></text:p>
          </table:table-cell>
          <table:table-cell/>
          <table:table-cell table:style-name="ce5" table:formula="of:=IFERROR([.B2]*[.C2];&quot;&quot;)">
            <text:p/>
          </table:table-cell>
        </table:table-row>
      </table:table>
      <table:table table:name="Full3" table:style-name="ta1">
        <table:table-column table:style-name="co13" table:default-cell-style-name="ce1"/>
        <table:table-column table:style-name="co1" table:default-cell-style-name="ce1"/>
        <table:table-column table:style-name="co1" table:number-columns-repeated="10" table:default-cell-style-name="ce7"/>
        <table:table-row table:style-name="ro1">
          <table:table-cell table:style-name="ce6" table:number-columns-repeated="2"/>
          <table:table-cell table:style-name="ce2" office:value-type="string" calcext:value-type="string" table:number-columns-spanned="10" table:number-rows-spanned="1">
            <text:p>Porcentajes de descuento</text:p>
          </table:table-cell>
          <table:covered-table-cell table:number-columns-repeated="9" table:style-name="ce1"/>
        </table:table-row>
        <table:table-row table:style-name="ro1">
          <table:table-cell office:value-type="string" calcext:value-type="string">
            <text:p>Tipus de habitació</text:p>
          </table:table-cell>
          <table:table-cell table:style-name="ce2" office:value-type="string" calcext:value-type="string">
            <text:p>Preu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ND</text:p>
          </table:table-cell>
          <table:table-cell office:value-type="float" office:value="32.25" calcext:value-type="float">
            <text:p>32,25</text:p>
          </table:table-cell>
          <table:table-cell table:formula="of:=([.C$2]/100)*[.$B3]" office:value-type="currency" office:currency="EUR" office:value="0.9675" calcext:value-type="currency">
            <text:p>0,97 €</text:p>
          </table:table-cell>
          <table:table-cell table:formula="of:=([.D$2]/100)*[.$B3]" office:value-type="currency" office:currency="EUR" office:value="1.29" calcext:value-type="currency">
            <text:p>1,29 €</text:p>
          </table:table-cell>
          <table:table-cell table:formula="of:=([.E$2]/100)*[.$B3]" office:value-type="currency" office:currency="EUR" office:value="1.6125" calcext:value-type="currency">
            <text:p>1,61 €</text:p>
          </table:table-cell>
          <table:table-cell table:formula="of:=([.F$2]/100)*[.$B3]" office:value-type="currency" office:currency="EUR" office:value="1.935" calcext:value-type="currency">
            <text:p>1,94 €</text:p>
          </table:table-cell>
          <table:table-cell table:formula="of:=([.G$2]/100)*[.$B3]" office:value-type="currency" office:currency="EUR" office:value="2.2575" calcext:value-type="currency">
            <text:p>2,26 €</text:p>
          </table:table-cell>
          <table:table-cell table:formula="of:=([.H$2]/100)*[.$B3]" office:value-type="currency" office:currency="EUR" office:value="2.58" calcext:value-type="currency">
            <text:p>2,58 €</text:p>
          </table:table-cell>
          <table:table-cell table:formula="of:=([.I$2]/100)*[.$B3]" office:value-type="currency" office:currency="EUR" office:value="2.9025" calcext:value-type="currency">
            <text:p>2,90 €</text:p>
          </table:table-cell>
          <table:table-cell table:formula="of:=([.J$2]/100)*[.$B3]" office:value-type="currency" office:currency="EUR" office:value="3.225" calcext:value-type="currency">
            <text:p>3,23 €</text:p>
          </table:table-cell>
          <table:table-cell table:formula="of:=([.K$2]/100)*[.$B3]" office:value-type="currency" office:currency="EUR" office:value="3.5475" calcext:value-type="currency">
            <text:p>3,55 €</text:p>
          </table:table-cell>
          <table:table-cell table:formula="of:=([.L$2]/100)*[.$B3]" office:value-type="currency" office:currency="EUR" office:value="3.87" calcext:value-type="currency">
            <text:p>3,87 €</text:p>
          </table:table-cell>
        </table:table-row>
        <table:table-row table:style-name="ro1">
          <table:table-cell office:value-type="string" calcext:value-type="string">
            <text:p>DVM</text:p>
          </table:table-cell>
          <table:table-cell office:value-type="float" office:value="35.12" calcext:value-type="float">
            <text:p>35,12</text:p>
          </table:table-cell>
          <table:table-cell table:formula="of:=([.C$2]/100)*[.$B4]" office:value-type="currency" office:currency="EUR" office:value="1.0536" calcext:value-type="currency">
            <text:p>1,05 €</text:p>
          </table:table-cell>
          <table:table-cell table:formula="of:=([.D$2]/100)*[.$B4]" office:value-type="currency" office:currency="EUR" office:value="1.4048" calcext:value-type="currency">
            <text:p>1,40 €</text:p>
          </table:table-cell>
          <table:table-cell table:formula="of:=([.E$2]/100)*[.$B4]" office:value-type="currency" office:currency="EUR" office:value="1.756" calcext:value-type="currency">
            <text:p>1,76 €</text:p>
          </table:table-cell>
          <table:table-cell table:formula="of:=([.F$2]/100)*[.$B4]" office:value-type="currency" office:currency="EUR" office:value="2.1072" calcext:value-type="currency">
            <text:p>2,11 €</text:p>
          </table:table-cell>
          <table:table-cell table:formula="of:=([.G$2]/100)*[.$B4]" office:value-type="currency" office:currency="EUR" office:value="2.4584" calcext:value-type="currency">
            <text:p>2,46 €</text:p>
          </table:table-cell>
          <table:table-cell table:formula="of:=([.H$2]/100)*[.$B4]" office:value-type="currency" office:currency="EUR" office:value="2.8096" calcext:value-type="currency">
            <text:p>2,81 €</text:p>
          </table:table-cell>
          <table:table-cell table:formula="of:=([.I$2]/100)*[.$B4]" office:value-type="currency" office:currency="EUR" office:value="3.1608" calcext:value-type="currency">
            <text:p>3,16 €</text:p>
          </table:table-cell>
          <table:table-cell table:formula="of:=([.J$2]/100)*[.$B4]" office:value-type="currency" office:currency="EUR" office:value="3.512" calcext:value-type="currency">
            <text:p>3,51 €</text:p>
          </table:table-cell>
          <table:table-cell table:formula="of:=([.K$2]/100)*[.$B4]" office:value-type="currency" office:currency="EUR" office:value="3.8632" calcext:value-type="currency">
            <text:p>3,86 €</text:p>
          </table:table-cell>
          <table:table-cell table:formula="of:=([.L$2]/100)*[.$B4]" office:value-type="currency" office:currency="EUR" office:value="4.2144" calcext:value-type="currency">
            <text:p>4,21 €</text:p>
          </table:table-cell>
        </table:table-row>
        <table:table-row table:style-name="ro1">
          <table:table-cell office:value-type="string" calcext:value-type="string">
            <text:p>DBL</text:p>
          </table:table-cell>
          <table:table-cell office:value-type="float" office:value="30.05" calcext:value-type="float">
            <text:p>30,05</text:p>
          </table:table-cell>
          <table:table-cell table:formula="of:=([.C$2]/100)*[.$B5]" office:value-type="currency" office:currency="EUR" office:value="0.9015" calcext:value-type="currency">
            <text:p>0,90 €</text:p>
          </table:table-cell>
          <table:table-cell table:formula="of:=([.D$2]/100)*[.$B5]" office:value-type="currency" office:currency="EUR" office:value="1.202" calcext:value-type="currency">
            <text:p>1,20 €</text:p>
          </table:table-cell>
          <table:table-cell table:formula="of:=([.E$2]/100)*[.$B5]" office:value-type="currency" office:currency="EUR" office:value="1.5025" calcext:value-type="currency">
            <text:p>1,50 €</text:p>
          </table:table-cell>
          <table:table-cell table:formula="of:=([.F$2]/100)*[.$B5]" office:value-type="currency" office:currency="EUR" office:value="1.803" calcext:value-type="currency">
            <text:p>1,80 €</text:p>
          </table:table-cell>
          <table:table-cell table:formula="of:=([.G$2]/100)*[.$B5]" office:value-type="currency" office:currency="EUR" office:value="2.1035" calcext:value-type="currency">
            <text:p>2,10 €</text:p>
          </table:table-cell>
          <table:table-cell table:formula="of:=([.H$2]/100)*[.$B5]" office:value-type="currency" office:currency="EUR" office:value="2.404" calcext:value-type="currency">
            <text:p>2,40 €</text:p>
          </table:table-cell>
          <table:table-cell table:formula="of:=([.I$2]/100)*[.$B5]" office:value-type="currency" office:currency="EUR" office:value="2.7045" calcext:value-type="currency">
            <text:p>2,70 €</text:p>
          </table:table-cell>
          <table:table-cell table:formula="of:=([.J$2]/100)*[.$B5]" office:value-type="currency" office:currency="EUR" office:value="3.005" calcext:value-type="currency">
            <text:p>3,01 €</text:p>
          </table:table-cell>
          <table:table-cell table:formula="of:=([.K$2]/100)*[.$B5]" office:value-type="currency" office:currency="EUR" office:value="3.3055" calcext:value-type="currency">
            <text:p>3,31 €</text:p>
          </table:table-cell>
          <table:table-cell table:formula="of:=([.L$2]/100)*[.$B5]" office:value-type="currency" office:currency="EUR" office:value="3.606" calcext:value-type="currency">
            <text:p>3,61 €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float" office:value="40.12" calcext:value-type="float">
            <text:p>40,12</text:p>
          </table:table-cell>
          <table:table-cell table:formula="of:=([.C$2]/100)*[.$B6]" office:value-type="currency" office:currency="EUR" office:value="1.2036" calcext:value-type="currency">
            <text:p>1,20 €</text:p>
          </table:table-cell>
          <table:table-cell table:formula="of:=([.D$2]/100)*[.$B6]" office:value-type="currency" office:currency="EUR" office:value="1.6048" calcext:value-type="currency">
            <text:p>1,60 €</text:p>
          </table:table-cell>
          <table:table-cell table:formula="of:=([.E$2]/100)*[.$B6]" office:value-type="currency" office:currency="EUR" office:value="2.006" calcext:value-type="currency">
            <text:p>2,01 €</text:p>
          </table:table-cell>
          <table:table-cell table:formula="of:=([.F$2]/100)*[.$B6]" office:value-type="currency" office:currency="EUR" office:value="2.4072" calcext:value-type="currency">
            <text:p>2,41 €</text:p>
          </table:table-cell>
          <table:table-cell table:formula="of:=([.G$2]/100)*[.$B6]" office:value-type="currency" office:currency="EUR" office:value="2.8084" calcext:value-type="currency">
            <text:p>2,81 €</text:p>
          </table:table-cell>
          <table:table-cell table:formula="of:=([.H$2]/100)*[.$B6]" office:value-type="currency" office:currency="EUR" office:value="3.2096" calcext:value-type="currency">
            <text:p>3,21 €</text:p>
          </table:table-cell>
          <table:table-cell table:formula="of:=([.I$2]/100)*[.$B6]" office:value-type="currency" office:currency="EUR" office:value="3.6108" calcext:value-type="currency">
            <text:p>3,61 €</text:p>
          </table:table-cell>
          <table:table-cell table:formula="of:=([.J$2]/100)*[.$B6]" office:value-type="currency" office:currency="EUR" office:value="4.012" calcext:value-type="currency">
            <text:p>4,01 €</text:p>
          </table:table-cell>
          <table:table-cell table:formula="of:=([.K$2]/100)*[.$B6]" office:value-type="currency" office:currency="EUR" office:value="4.4132" calcext:value-type="currency">
            <text:p>4,41 €</text:p>
          </table:table-cell>
          <table:table-cell table:formula="of:=([.L$2]/100)*[.$B6]" office:value-type="currency" office:currency="EUR" office:value="4.8144" calcext:value-type="currency">
            <text:p>4,81 €</text:p>
          </table:table-cell>
        </table:table-row>
        <table:table-row table:style-name="ro1">
          <table:table-cell office:value-type="string" calcext:value-type="string">
            <text:p>JSUI</text:p>
          </table:table-cell>
          <table:table-cell office:value-type="float" office:value="38.12" calcext:value-type="float">
            <text:p>38,12</text:p>
          </table:table-cell>
          <table:table-cell table:formula="of:=([.C$2]/100)*[.$B7]" office:value-type="currency" office:currency="EUR" office:value="1.1436" calcext:value-type="currency">
            <text:p>1,14 €</text:p>
          </table:table-cell>
          <table:table-cell table:formula="of:=([.D$2]/100)*[.$B7]" office:value-type="currency" office:currency="EUR" office:value="1.5248" calcext:value-type="currency">
            <text:p>1,52 €</text:p>
          </table:table-cell>
          <table:table-cell table:formula="of:=([.E$2]/100)*[.$B7]" office:value-type="currency" office:currency="EUR" office:value="1.906" calcext:value-type="currency">
            <text:p>1,91 €</text:p>
          </table:table-cell>
          <table:table-cell table:formula="of:=([.F$2]/100)*[.$B7]" office:value-type="currency" office:currency="EUR" office:value="2.2872" calcext:value-type="currency">
            <text:p>2,29 €</text:p>
          </table:table-cell>
          <table:table-cell table:formula="of:=([.G$2]/100)*[.$B7]" office:value-type="currency" office:currency="EUR" office:value="2.6684" calcext:value-type="currency">
            <text:p>2,67 €</text:p>
          </table:table-cell>
          <table:table-cell table:formula="of:=([.H$2]/100)*[.$B7]" office:value-type="currency" office:currency="EUR" office:value="3.0496" calcext:value-type="currency">
            <text:p>3,05 €</text:p>
          </table:table-cell>
          <table:table-cell table:formula="of:=([.I$2]/100)*[.$B7]" office:value-type="currency" office:currency="EUR" office:value="3.4308" calcext:value-type="currency">
            <text:p>3,43 €</text:p>
          </table:table-cell>
          <table:table-cell table:formula="of:=([.J$2]/100)*[.$B7]" office:value-type="currency" office:currency="EUR" office:value="3.812" calcext:value-type="currency">
            <text:p>3,81 €</text:p>
          </table:table-cell>
          <table:table-cell table:formula="of:=([.K$2]/100)*[.$B7]" office:value-type="currency" office:currency="EUR" office:value="4.1932" calcext:value-type="currency">
            <text:p>4,19 €</text:p>
          </table:table-cell>
          <table:table-cell table:formula="of:=([.L$2]/100)*[.$B7]" office:value-type="currency" office:currency="EUR" office:value="4.5744" calcext:value-type="currency">
            <text:p>4,57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decimal-places="3" number:min-integer-digits="1"/>
    </number:number-style>
    <number:number-style style:name="N105">
      <number:number number:decimal-places="1" number:min-decimal-places="1" number:min-integer-digits="1"/>
    </number:number-style>
    <number:percentage-style style:name="N104">
      <number:number number:decimal-places="1" number:min-decimal-places="1" number:min-integer-digits="1"/>
      <number:text>%</number:text>
    </number:percentage-style>
    <number:currency-style style:name="N20104P0" style:volatile="true" number:language="ca" number:country="ES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0104" number:language="ca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ume Sampol</meta:initial-creator>
    <meta:creation-date>2023-03-27T11:44:01.204007227</meta:creation-date>
    <meta:generator>LibreOffice/7.3.5.2$Linux_X86_64 LibreOffice_project/30$Build-2</meta:generator>
    <dc:date>2023-03-27T12:20:12.994152621</dc:date>
    <dc:creator>Jaume Sampol</dc:creator>
    <meta:editing-duration>PT2M37S</meta:editing-duration>
    <meta:editing-cycles>1</meta:editing-cycles>
    <meta:document-statistic meta:table-count="3" meta:cell-count="214" meta:object-count="0"/>
  </office:meta>
</office:document-meta>
</file>